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353" officeooo:paragraph-rsid="0019c353"/>
    </style:style>
    <style:style style:name="P2" style:family="paragraph" style:parent-style-name="Standard">
      <style:text-properties officeooo:rsid="001ad031" officeooo:paragraph-rsid="001ad031"/>
    </style:style>
    <style:style style:name="P3" style:family="paragraph" style:parent-style-name="Standard">
      <style:text-properties officeooo:rsid="001b56e2" officeooo:paragraph-rsid="001b56e2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1b56e2" officeooo:paragraph-rsid="001b56e2"/>
    </style:style>
    <style:style style:name="P5" style:family="paragraph" style:parent-style-name="Standard">
      <style:text-properties fo:color="#ce181e" style:text-underline-style="solid" style:text-underline-width="auto" style:text-underline-color="font-color" officeooo:rsid="001ad031" officeooo:paragraph-rsid="001ad031"/>
    </style:style>
    <style:style style:name="P6" style:family="paragraph" style:parent-style-name="Standard">
      <style:text-properties fo:color="#ce181e" style:text-underline-style="solid" style:text-underline-width="auto" style:text-underline-color="font-color" officeooo:rsid="0019c353" officeooo:paragraph-rsid="0019c353"/>
    </style:style>
    <style:style style:name="P7" style:family="paragraph" style:parent-style-name="Standard">
      <style:text-properties fo:font-variant="normal" fo:text-transform="none" fo:color="#ce181e" style:text-line-through-style="none" style:text-line-through-type="none" style:text-underline-style="solid" style:text-underline-width="auto" style:text-underline-color="font-color" officeooo:rsid="001b56e2" officeooo:paragraph-rsid="001b56e2" style:text-blinking="false" fo:background-color="transparent"/>
    </style:style>
    <style:style style:name="P8" style:family="paragraph" style:parent-style-name="Standard">
      <style:text-properties officeooo:paragraph-rsid="0019c353"/>
    </style:style>
    <style:style style:name="T1" style:family="text">
      <style:text-properties officeooo:rsid="001c77a7"/>
    </style:style>
    <style:style style:name="T2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Celery beat</text:p>
      <text:p text:style-name="P1"/>
      <text:p text:style-name="P1"/>
      <text:p text:style-name="P8">[program:grid-dashboarding-celery-beat]</text:p>
      <text:p text:style-name="P8">command=/home/ubuntu/grid_dashboarding/services/backend/env/bin/celery -A backend beat -l info --scheduler django_celery_beat.schedulers:DatabaseScheduler</text:p>
      <text:p text:style-name="P8">directory=/home/ubuntu/grid_dashboarding/services/backend</text:p>
      <text:p text:style-name="P8">user=ubuntu</text:p>
      <text:p text:style-name="P8">numprocs=1</text:p>
      <text:p text:style-name="P8">stdout_logfile=/home/ubuntu/logs/celery-beat.log</text:p>
      <text:p text:style-name="P8">stderr_logfile=/home/ubuntu/logs/celery-beat.log</text:p>
      <text:p text:style-name="P8">autostart=true</text:p>
      <text:p text:style-name="P8">autorestart=true</text:p>
      <text:p text:style-name="P8">startsecs=10</text:p>
      <text:p text:style-name="P8"/>
      <text:p text:style-name="P8">stopwaitsecs=600</text:p>
      <text:p text:style-name="P8"/>
      <text:p text:style-name="P8">stopasgroup=true</text:p>
      <text:p text:style-name="P8"/>
      <text:p text:style-name="P8">priority=1000</text:p>
      <text:p text:style-name="Standard"/>
      <text:p text:style-name="Standard"/>
      <text:p text:style-name="Standard"/>
      <text:p text:style-name="P6">celery</text:p>
      <text:p text:style-name="Standard">[supervisord]</text:p>
      <text:p text:style-name="Standard">environment=SQL_DATABASE='Pragyaam_DIY',SQL_USER='pragyaam',SQL_PASSWORD='nn7zQHW6&amp;CAk',SQL_HOST='grid-dev.cluster-cvt6u27fv795.ap-south-1.rds.amazonaws.com',SQL_PORT=3306,RDS_DB_NAME='Pragyaam_DIY',RDS_USERNAME='pragyaam',RDS_PASSWORD='nn7zQHW6&amp;CAk',RDS_HOST='grid-dev.cluster-cvt6u27fv795.ap-south-1.rds.amazonaws.com',REDIS_URL='127.0.0.1:6379',AWS_ACCESS_KEY='AKIAZ3VFYS36UVOVB2EF',AWS_SECRET_KEY='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',AWS_REGION='ap-south-1',BACKEND_DIR='/home/ubuntu/grid_dashboarding/services/backend/env/bin/'</text:p>
      <text:p text:style-name="Standard"/>
      <text:p text:style-name="Standard">[program:grid-dashboarding-celery]</text:p>
      <text:p text:style-name="Standard">command=/home/ubuntu/grid_dashboarding/services/backend/env/bin/celery worker -A backend --loglevel=INFO</text:p>
      <text:p text:style-name="Standard">directory=/home/ubuntu/grid_dashboarding/services/backend</text:p>
      <text:p text:style-name="Standard">user=ubuntu</text:p>
      <text:p text:style-name="Standard">numprocs=1</text:p>
      <text:p text:style-name="Standard">stdout_logfile=/home/ubuntu/logs/celery.log</text:p>
      <text:p text:style-name="Standard">stderr_logfile=/home/ubuntu/logs/celery.log</text:p>
      <text:p text:style-name="Standard">autostart=true</text:p>
      <text:p text:style-name="Standard">autorestart=true</text:p>
      <text:p text:style-name="Standard">startsecs=10</text:p>
      <text:p text:style-name="Standard"/>
      <text:p text:style-name="Standard">stopwaitsecs=600</text:p>
      <text:p text:style-name="Standard"/>
      <text:p text:style-name="Standard">stopasgroup=true</text:p>
      <text:p text:style-name="Standard"/>
      <text:p text:style-name="Standard"><text:soft-page-break/>priority=1000</text:p>
      <text:p text:style-name="Standard"/>
      <text:p text:style-name="Standard"/>
      <text:p text:style-name="P5">gunicorn.service</text:p>
      <text:p text:style-name="P2"/>
      <text:p text:style-name="P2">[Unit]</text:p>
      <text:p text:style-name="P2">Description=gunicorn daemon</text:p>
      <text:p text:style-name="P2">Requires=gunicorn.socket</text:p>
      <text:p text:style-name="P2">After=network.target</text:p>
      <text:p text:style-name="P2"/>
      <text:p text:style-name="P2">[Service]</text:p>
      <text:p text:style-name="P2">User=ubuntu</text:p>
      <text:p text:style-name="P2">Group=www-data</text:p>
      <text:p text:style-name="P2">#Environment="SQL_DATABASE=Pragyaam_DIY" "SQL_USER=root" "SQL_PASSWORD='nn7zQHW6&amp;CAk'" "SQL_HOST=grid-dev.cluster-cvt6u27fv795.ap-south-1.rds.amazonaws.com" "SQL_PORT=3306" "RDS_DB_NAME=Pragyaam_DIY" "RDS_USERNAME=pragyaam" "RDS_PASSWORD='nn7zQHW6&amp;CAk'" "RDS_HOST=grid-dev.cluster-cvt6u27fv795.ap-south-1.rds.amazonaws.com" "REDIS_URL=127.0.0.1:6379" "GRID_API=http://dev-blr-b.pragyaam.in/api"</text:p>
      <text:p text:style-name="P2">EnvironmentFile=/home/ubuntu/grid_dashboarding/services/backend/environment.env</text:p>
      <text:p text:style-name="P2">WorkingDirectory=/home/ubuntu/grid_dashboarding/services/backend</text:p>
      <text:p text:style-name="P2">ExecStart=/home/ubuntu/grid_dashboarding/services/backend/env/bin/gunicorn \</text:p>
      <text:p text:style-name="P2"><text:s/>--access-logfile /home/ubuntu/logs/gunicorn.log \</text:p>
      <text:p text:style-name="P2"><text:s/>--log-level debug \</text:p>
      <text:p text:style-name="P2"><text:s/>--workers 3 \</text:p>
      <text:p text:style-name="P2"><text:s/>--bind unix:/run/gunicorn.sock \</text:p>
      <text:p text:style-name="P2"><text:s/>backend.wsgi:application</text:p>
      <text:p text:style-name="P2"/>
      <text:p text:style-name="P2">[Install]</text:p>
      <text:p text:style-name="P2">WantedBy=multi-user.target</text:p>
      <text:p text:style-name="P2"/>
      <text:p text:style-name="P4">gunicorn.socket</text:p>
      <text:p text:style-name="P3"/>
      <text:p text:style-name="P3">[Unit]</text:p>
      <text:p text:style-name="P3">Description=gunicorn socket</text:p>
      <text:p text:style-name="P3"/>
      <text:p text:style-name="P3">[Socket]</text:p>
      <text:p text:style-name="P3">ListenStream=/run/gunicorn.sock</text:p>
      <text:p text:style-name="P3"/>
      <text:p text:style-name="P3">[Install]</text:p>
      <text:p text:style-name="P3">WantedBy=sockets.target</text:p>
      <text:p text:style-name="P3"/>
      <text:p text:style-name="P3"/>
      <text:p text:style-name="P3"/>
      <text:p text:style-name="P3"/>
      <text:p text:style-name="P7"><text:bookmark text:name="docs-internal-guid-b2f9b17f-7fff-96cf-903f-c720b8077197"/> <text:span text:style-name="T2">/etc/nginx/sites-available/backend</text:span></text:p>
      <text:p text:style-name="P3"/>
      <text:p text:style-name="P3"/>
      <text:p text:style-name="P3">server {</text:p>
      <text:p text:style-name="P3"><text:s/>listen 80;</text:p>
      <text:p text:style-name="P3"><text:s/>server_name 13.233.13.15 dev-dash.pragyaam.in;</text:p>
      <text:p text:style-name="P3"><text:s/>charset utf-8;</text:p>
      <text:p text:style-name="P3"><text:soft-page-break/></text:p>
      <text:p text:style-name="P3"><text:s/>location = /favicon.ico { access_log off; log_not_found off; }</text:p>
      <text:p text:style-name="P3"/>
      <text:p text:style-name="P3"><text:s/>location /static/ {</text:p>
      <text:p text:style-name="P3"><text:s text:c="8"/>root /home/ubuntu/grid_dashboarding/services/backend/app;</text:p>
      <text:p text:style-name="P3"><text:s/>}</text:p>
      <text:p text:style-name="P3"/>
      <text:p text:style-name="P3"><text:s/>location /socket/ {</text:p>
      <text:p text:style-name="P3"><text:s text:c="8"/>proxy_pass http://localhost:8000;</text:p>
      <text:p text:style-name="P3"><text:s text:c="8"/>proxy_http_version 1.1;</text:p>
      <text:p text:style-name="P3"><text:s text:c="8"/>proxy_set_header Upgrade $http_upgrade;</text:p>
      <text:p text:style-name="P3"><text:s text:c="8"/>proxy_set_header Connection "upgrade";</text:p>
      <text:p text:style-name="P3"><text:s/>}</text:p>
      <text:p text:style-name="P3"/>
      <text:p text:style-name="P3"><text:s/>location / {</text:p>
      <text:p text:style-name="P3"><text:s text:c="8"/>include proxy_params;</text:p>
      <text:p text:style-name="P3"><text:s text:c="8"/>proxy_pass http://unix:/run/gunicorn.sock;</text:p>
      <text:p text:style-name="P3"><text:s text:c="8"/>proxy_set_header X-Real-IP $remote_addr;</text:p>
      <text:p text:style-name="P3"><text:s text:c="8"/>proxy_set_header X-Forwarded-For $proxy_add_x_forwarded_for;</text:p>
      <text:p text:style-name="P3"><text:s text:c="8"/>proxy_connect_timeout 75s;</text:p>
      <text:p text:style-name="P3"><text:s text:c="8"/>proxy_read_timeout 300s;</text:p>
      <text:p text:style-name="P3"><text:s text:c="8"/>client_max_body_size 50m;</text:p>
      <text:p text:style-name="P3"><text:s/>}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5:55:07.946674235</meta:creation-date>
    <dc:date>2019-12-23T16:08:39.762306847</dc:date>
    <meta:editing-duration>PT13M3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155" meta:character-count="3210" meta:non-whitespace-character-count="3030"/>
  </office:meta>
</office:document-meta>
</file>